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efd1" officeooo:paragraph-rsid="001eefd1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color="#000099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P8" style:family="paragraph">
      <loext:graphic-properties draw:fill="none"/>
      <style:text-properties fo:font-size="12pt"/>
    </style:style>
    <style:style style:name="P9" style:family="paragraph">
      <loext:graphic-properties draw:fill="none" draw:fill-color="#ffffff"/>
      <style:text-properties fo:font-size="12pt" fo:font-style="italic" style:font-style-asian="italic" style:font-style-complex="italic"/>
    </style:style>
    <style:style style:name="T1" style:family="text">
      <style:text-properties fo:font-size="15pt" fo:font-weight="bold" style:font-size-asian="13pt" style:font-weight-asian="bold" style:font-size-complex="15pt" style:font-weight-complex="bold"/>
    </style:style>
    <style:style style:name="T2" style:family="text">
      <style:text-properties fo:font-size="14pt" fo:font-weight="bold" style:font-size-asian="12pt" style:font-weight-asian="bold" style:font-size-complex="14pt" style:font-weight-complex="bold"/>
    </style:style>
    <style:style style:name="T3" style:family="text">
      <style:text-properties fo:color="#00009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2pt" fo:font-style="italic" style:font-style-asian="italic" style:font-style-complex="italic"/>
    </style:style>
    <style:style style:name="gr1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Ultrafine_20_Dashed" svg:stroke-color="#004586" draw:marker-end="Small_20_Arrow" draw:marker-end-width="0.4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horizontal-align="justify" draw:textarea-vertical-align="middle" draw:auto-grow-height="false" fo:min-height="1.094cm" fo:min-width="2.3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094cm" fo:min-width="0.8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Ultrafine_20_Dashed" svg:stroke-color="#004586" draw:marker-end="Small_20_Arrow" draw:marker-end-width="0.101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1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none" draw:textarea-horizontal-align="justify" draw:textarea-vertical-align="middle" draw:auto-grow-height="false" fo:min-height="1.094cm" fo:min-width="2.365cm" style:run-through="foreground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64cm" style:run-through="foreground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24" draw:name="Forme3" draw:style-name="gr8" draw:text-style-name="P8" svg:width="2.366cm" svg:height="1.094cm" svg:x="10.934cm" svg:y="4.531cm"><text:p/><draw:enhanced-geometry svg:viewBox="0 0 21600 21600" draw:type="rectangle" draw:enhanced-path="M 0 0 L 21600 0 21600 21600 0 21600 0 0 Z N"/></draw:custom-shape><draw:frame text:anchor-type="paragraph" draw:z-index="25" draw:name="Forme4" draw:style-name="gr9" draw:text-style-name="P9" svg:width="0.911cm" svg:height="0.641cm" svg:x="10.246cm" svg:y="4.796cm"><draw:text-box><text:p><text:span text:style-name="T5">i=2</text:span></text:p></draw:text-box></draw:frame><draw:custom-shape text:anchor-type="paragraph" draw:z-index="28" draw:name="Forme3" draw:style-name="gr8" draw:text-style-name="P8" svg:width="2.366cm" svg:height="1.094cm" svg:x="10.934cm" svg:y="5.625cm"><text:p/><draw:enhanced-geometry svg:viewBox="0 0 21600 21600" draw:type="rectangle" draw:enhanced-path="M 0 0 L 21600 0 21600 21600 0 21600 0 0 Z N"/></draw:custom-shape><draw:frame text:anchor-type="paragraph" draw:z-index="29" draw:name="Forme4" draw:style-name="gr9" draw:text-style-name="P9" svg:width="0.911cm" svg:height="0.641cm" svg:x="10.246cm" svg:y="5.89cm"><draw:text-box><text:p><text:span text:style-name="T5">i=3</text:span></text:p></draw:text-box></draw:frame><draw:frame text:anchor-type="paragraph" draw:z-index="0" draw:name="Forme1" draw:style-name="gr1" draw:text-style-name="P3" svg:width="5.474cm" svg:height="1.22cm" svg:x="6.616cm" svg:y="0.34cm"><draw:text-box><text:p text:style-name="P2"><text:span text:style-name="T1">B</text:span><text:span text:style-name="T1">o</text:span><text:span text:style-name="T1">u</text:span><text:span text:style-name="T1">c</text:span><text:span text:style-name="T1">l</text:span><text:span text:style-name="T1">e</text:span><text:span text:style-name="T1"> </text:span><text:span text:style-name="T1">«</text:span><text:span text:style-name="T1"> </text:span><text:span text:style-name="T1">f</text:span><text:span text:style-name="T1">o</text:span><text:span text:style-name="T1">r</text:span><text:span text:style-name="T1"> </text:span><text:span text:style-name="T1">»</text:span><text:span text:style-name="T1"> </text:span><text:span text:style-name="T1">c</text:span><text:span text:style-name="T1">l</text:span><text:span text:style-name="T1">a</text:span><text:span text:style-name="T1">s</text:span><text:span text:style-name="T1">s</text:span><text:span text:style-name="T1">i</text:span><text:span text:style-name="T1">q</text:span><text:span text:style-name="T1">u</text:span><text:span text:style-name="T1">e</text:span></text:p></draw:text-box></draw:frame><draw:frame text:anchor-type="paragraph" draw:z-index="1" draw:name="Forme1" draw:style-name="gr2" draw:text-style-name="P3" svg:width="6.143cm" svg:height="1.153cm" svg:x="6.281cm" svg:y="7.661cm"><draw:text-box><text:p text:style-name="P2"><text:span text:style-name="T2">Bo</text:span><text:span text:style-name="T2">ucle </text:span><text:span text:style-name="T2">par</text:span><text:span text:style-name="T2">allé</text:span><text:span text:style-name="T2">lisé</text:span><text:span text:style-name="T2">e en </text:span><text:span text:style-name="T2">blo</text:span><text:span text:style-name="T2">cks</text:span></text:p></draw:text-box></draw:frame><draw:line text:anchor-type="paragraph" draw:z-index="2" draw:name="Forme2" draw:style-name="gr3" draw:text-style-name="P2" svg:x1="1.127cm" svg:y1="4.214cm" svg:x2="16.455cm" svg:y2="4.214cm"><text:p/></draw:line><draw:custom-shape text:anchor-type="paragraph" draw:z-index="3" draw:name="Forme3" draw:style-name="gr4" draw:text-style-name="P4" svg:width="2.364cm" svg:height="1.094cm" svg:x="4.919cm" svg:y="2.397cm"><text:p/><draw:enhanced-geometry svg:viewBox="0 0 21600 21600" draw:type="rectangle" draw:enhanced-path="M 0 0 L 21600 0 21600 21600 0 21600 0 0 Z N"/></draw:custom-shape><draw:custom-shape text:anchor-type="paragraph" draw:z-index="4" draw:name="Forme3" draw:style-name="gr4" draw:text-style-name="P4" svg:width="2.364cm" svg:height="1.094cm" svg:x="7.283cm" svg:y="2.397cm"><text:p/><draw:enhanced-geometry svg:viewBox="0 0 21600 21600" draw:type="rectangle" draw:enhanced-path="M 0 0 L 21600 0 21600 21600 0 21600 0 0 Z N"/></draw:custom-shape><draw:custom-shape text:anchor-type="paragraph" draw:z-index="5" draw:name="Forme3" draw:style-name="gr4" draw:text-style-name="P4" svg:width="2.364cm" svg:height="1.094cm" svg:x="9.647cm" svg:y="2.397cm"><text:p/><draw:enhanced-geometry svg:viewBox="0 0 21600 21600" draw:type="rectangle" draw:enhanced-path="M 0 0 L 21600 0 21600 21600 0 21600 0 0 Z N"/></draw:custom-shape><draw:custom-shape text:anchor-type="paragraph" draw:z-index="6" draw:name="Forme3" draw:style-name="gr4" draw:text-style-name="P4" svg:width="2.364cm" svg:height="1.094cm" svg:x="6.283cm" svg:y="4.531cm"><text:p/><draw:enhanced-geometry svg:viewBox="0 0 21600 21600" draw:type="rectangle" draw:enhanced-path="M 0 0 L 21600 0 21600 21600 0 21600 0 0 Z N"/></draw:custom-shape><draw:custom-shape text:anchor-type="paragraph" draw:z-index="7" draw:name="Forme3" draw:style-name="gr4" draw:text-style-name="P4" svg:width="2.364cm" svg:height="1.094cm" svg:x="6.283cm" svg:y="5.625cm"><text:p/><draw:enhanced-geometry svg:viewBox="0 0 21600 21600" draw:type="rectangle" draw:enhanced-path="M 0 0 L 21600 0 21600 21600 0 21600 0 0 Z N"/></draw:custom-shape><draw:custom-shape text:anchor-type="paragraph" draw:z-index="8" draw:name="Forme3" draw:style-name="gr5" svg:width="0.865cm" svg:height="1.094cm" svg:x="4.919cm" svg:y="2.397cm"><text:p/><draw:enhanced-geometry svg:viewBox="0 0 21600 21600" draw:type="rectangle" draw:enhanced-path="M 0 0 L 21600 0 21600 21600 0 21600 0 0 Z N"/></draw:custom-shape><draw:line text:anchor-type="paragraph" draw:z-index="9" draw:name="Forme2" draw:style-name="gr6" draw:text-style-name="P2" svg:x1="5.678cm" svg:y1="2.979cm" svg:x2="6.948cm" svg:y2="2.979cm"><text:p/></draw:line><draw:custom-shape text:anchor-type="paragraph" draw:z-index="10" draw:name="Forme3" draw:style-name="gr5" svg:width="0.865cm" svg:height="1.094cm" svg:x="6.283cm" svg:y="4.531cm"><text:p/><draw:enhanced-geometry svg:viewBox="0 0 21600 21600" draw:type="rectangle" draw:enhanced-path="M 0 0 L 21600 0 21600 21600 0 21600 0 0 Z N"/></draw:custom-shape><draw:custom-shape text:anchor-type="paragraph" draw:z-index="11" draw:name="Forme3" draw:style-name="gr5" svg:width="0.865cm" svg:height="1.094cm" svg:x="6.283cm" svg:y="5.625cm"><text:p/><draw:enhanced-geometry svg:viewBox="0 0 21600 21600" draw:type="rectangle" draw:enhanced-path="M 0 0 L 21600 0 21600 21600 0 21600 0 0 Z N"/></draw:custom-shape><draw:line text:anchor-type="paragraph" draw:z-index="12" draw:name="Forme2" draw:style-name="gr6" draw:text-style-name="P2" svg:x1="7.042cm" svg:y1="5.114cm" svg:x2="8.312cm" svg:y2="5.114cm"><text:p/></draw:line><draw:line text:anchor-type="paragraph" draw:z-index="13" draw:name="Forme2" draw:style-name="gr6" draw:text-style-name="P2" svg:x1="7.042cm" svg:y1="6.207cm" svg:x2="8.312cm" svg:y2="6.207cm"><text:p/></draw:line><draw:frame text:anchor-type="paragraph" draw:z-index="14" draw:name="Forme4" draw:style-name="gr7" draw:text-style-name="P5" svg:width="3.581cm" svg:height="1.13cm" svg:x="1.198cm" svg:y="2.662cm"><draw:text-box><text:p>Début de la boucle</text:p></draw:text-box></draw:frame><draw:frame text:anchor-type="paragraph" draw:z-index="15" draw:name="Forme4" draw:style-name="gr7" draw:text-style-name="P5" svg:width="3.581cm" svg:height="1.13cm" svg:x="14.974cm" svg:y="2.521cm"><draw:text-box><text:p>Fin de la boucle</text:p></draw:text-box></draw:frame><draw:frame text:anchor-type="paragraph" draw:z-index="16" draw:name="Forme4" draw:style-name="gr7" draw:text-style-name="P5" svg:width="3.581cm" svg:height="1.13cm" svg:x="1.198cm" svg:y="5.449cm"><draw:text-box><text:p>Début de la boucle</text:p></draw:text-box></draw:frame><draw:frame text:anchor-type="paragraph" draw:z-index="17" draw:name="Forme4" draw:style-name="gr7" draw:text-style-name="P5" svg:width="3.581cm" svg:height="1.13cm" svg:x="14.974cm" svg:y="5.607cm"><draw:text-box><text:p>Fin de la boucle</text:p></draw:text-box></draw:frame><draw:frame text:anchor-type="paragraph" draw:z-index="18" draw:name="Forme4" draw:style-name="gr7" draw:text-style-name="P6" svg:width="3.581cm" svg:height="1.13cm" svg:x="15.418cm" svg:y="4.479cm"><draw:text-box><text:p><text:span text:style-name="T3">Temps d’exécution</text:span></text:p></draw:text-box></draw:frame><draw:frame text:anchor-type="paragraph" draw:z-index="19" draw:name="Forme4" draw:style-name="gr7" draw:text-style-name="P7" svg:width="3.581cm" svg:height="1.13cm" svg:x="5.678cm" svg:y="1.886cm"><draw:text-box><text:p><text:span text:style-name="T4">i=0</text:span></text:p></draw:text-box></draw:frame><draw:frame text:anchor-type="paragraph" draw:z-index="20" draw:name="Forme4" draw:style-name="gr7" draw:text-style-name="P7" svg:width="3.581cm" svg:height="1.13cm" svg:x="8.112cm" svg:y="1.886cm"><draw:text-box><text:p><text:span text:style-name="T4">i=1</text:span></text:p></draw:text-box></draw:frame><draw:frame text:anchor-type="paragraph" draw:z-index="21" draw:name="Forme4" draw:style-name="gr7" draw:text-style-name="P7" svg:width="3.581cm" svg:height="1.13cm" svg:x="10.546cm" svg:y="1.886cm"><draw:text-box><text:p><text:span text:style-name="T4">i=2</text:span></text:p></draw:text-box></draw:frame><draw:frame text:anchor-type="paragraph" draw:z-index="22" draw:name="Forme4" draw:style-name="gr7" draw:text-style-name="P7" svg:width="3.581cm" svg:height="1.13cm" svg:x="5.595cm" svg:y="4.725cm"><draw:text-box><text:p><text:span text:style-name="T4">i=0</text:span></text:p></draw:text-box></draw:frame><draw:frame text:anchor-type="paragraph" draw:z-index="23" draw:name="Forme4" draw:style-name="gr7" draw:text-style-name="P7" svg:width="1.168cm" svg:height="1.13cm" svg:x="5.595cm" svg:y="5.854cm"><draw:text-box><text:p><text:span text:style-name="T4">i=1</text:span></text:p></draw:text-box></draw:frame><draw:frame text:anchor-type="paragraph" draw:z-index="26" draw:name="Forme4" draw:style-name="gr7" draw:text-style-name="P7" svg:width="2.364cm" svg:height="1.13cm" svg:x="12.01cm" svg:y="1.886cm"><draw:text-box><text:p text:style-name="P2"><text:span text:style-name="T4">i=3</text:span></text:p></draw:text-box></draw:frame><draw:custom-shape text:anchor-type="paragraph" draw:z-index="27" draw:name="Forme3" draw:style-name="gr4" draw:text-style-name="P4" svg:width="2.364cm" svg:height="1.094cm" svg:x="12.01cm" svg:y="2.397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4" draw:display-name="Dashed (var) 4" draw:style="rect" draw:dots1="1" draw:distance="28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9:51:04.039237828</meta:creation-date>
    <dc:date>2016-07-02T11:57:14.720231182</dc:date>
    <meta:editing-duration>PT7M2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